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7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57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9pt" style:font-name-asian="Arial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line draw:style-name="gr1" draw:layer="layout" svg:x1="1.523cm" svg:y1="1.635cm" svg:x2="1.523cm" svg:y2="2.696cm">
          <text:p/>
        </draw:line>
        <draw:path draw:style-name="gr2" draw:layer="layout" svg:width="1.459cm" svg:height="1.459cm" svg:x="0.816cm" svg:y="1.449cm" svg:viewBox="0 0 1460 1460" svg:d="M1460 730c0 134-31 249-98 365s-151 200-267 267-231 98-365 98-249-31-365-98-200-151-267-267-98-231-98-365 31-249 98-365 151-200 267-267 231-98 365-98c134 0 249 31 365 98s200 151 267 267 98 231 98 365z">
          <text:p/>
        </draw:path>
        <draw:frame draw:style-name="gr3" draw:layer="layout" svg:width="1.25cm" svg:height="0.639cm" svg:x="0.925cm" svg:y="0.9cm">
          <draw:text-box>
            <text:p text:style-name="P1"><text:span text:style-name="T1">ВКЛ. </text:span></text:p>
          </draw:text-box>
        </draw:frame>
        <draw:polygon draw:style-name="gr4" draw:layer="layout" svg:width="1.591cm" svg:height="0.397cm" svg:x="0.75cm" svg:y="1.98cm" svg:viewBox="0 0 1592 398" draw:points="0,0 0,398 1592,398 1592,0">
          <text:p/>
        </draw:polygon>
        <draw:polygon draw:style-name="gr2" draw:layer="layout" svg:width="1.591cm" svg:height="0.397cm" svg:x="0.75cm" svg:y="1.98cm" svg:viewBox="0 0 1592 398" draw:points="0,0 0,398 1592,398 1592,0">
          <text:p/>
        </draw:polygon>
        <draw:frame draw:style-name="gr3" draw:layer="layout" svg:width="1.26cm" svg:height="0.639cm" svg:x="2.24cm" svg:y="1.86cm">
          <draw:text-box>
            <text:p text:style-name="P1"><text:span text:style-name="T1">ОТКЛ. </text:span></text:p>
          </draw:text-box>
        </draw:frame>
        <draw:polygon draw:style-name="gr5" draw:layer="layout" svg:width="0.397cm" svg:height="0.131cm" svg:x="1.835cm" svg:y="2.116cm" svg:viewBox="0 0 398 132" draw:points="398,66 0,0 0,132">
          <text:p/>
        </draw:polygon>
        <draw:polygon draw:style-name="gr6" draw:layer="layout" svg:width="0.397cm" svg:height="0.131cm" svg:x="1.835cm" svg:y="2.116cm" svg:viewBox="0 0 398 132" draw:points="398,66 0,0 0,13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7" draw:display-name="Dash_7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0:51:52.421000000</meta:creation-date>
    <meta:editing-duration>PT10S</meta:editing-duration>
    <meta:editing-cycles>2</meta:editing-cycles>
    <meta:generator>LibreOffice/4.3.6.2$Windows_x86 LibreOffice_project/d50a87b2e514536ed401c18000dad4660b6a169e</meta:generator>
    <dc:date>2015-09-28T20:52:03.015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8T20:51:52.359000000"/>
  </office:meta>
</office:document-meta>
</file>